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AA195C85EE5A4476.png" manifest:media-type="image/png"/>
  <manifest:file-entry manifest:full-path="Pictures/10000000000001C2000000F7999DA5E72F5E529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3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fo:language="en" fo:country="US" style:text-underline-style="none" style:text-blinking="false" fo:background-color="transparent"/>
    </style:style>
    <style:style style:name="P10" style:family="paragraph" style:parent-style-name="Standard">
      <style:text-properties fo:font-variant="normal" fo:text-transform="none" fo:color="#336633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1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13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17" style:family="paragraph" style:parent-style-name="Text_20_body">
      <style:text-properties fo:color="#336633" fo:font-size="14pt" fo:language="en" fo:country="US" style:font-size-asian="14pt" style:font-size-complex="14pt"/>
    </style:style>
    <style:style style:name="P18" style:family="paragraph" style:parent-style-name="Text_20_body">
      <style:text-properties fo:language="en" fo:country="US"/>
    </style:style>
    <style:style style:name="P19" style:family="paragraph" style:parent-style-name="Text_20_body">
      <style:text-properties fo:language="en" fo:country="US" officeooo:rsid="00216212" officeooo:paragraph-rsid="00216212"/>
    </style:style>
    <style:style style:name="P20" style:family="paragraph" style:parent-style-name="Text_20_body">
      <style:text-properties fo:language="en" fo:country="US" officeooo:rsid="00190700" officeooo:paragraph-rsid="00190700"/>
    </style:style>
    <style:style style:name="P21" style:family="paragraph" style:parent-style-name="Text_20_body">
      <style:text-properties fo:language="en" fo:country="US" officeooo:rsid="00190700" officeooo:paragraph-rsid="0019cca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9ccae" officeooo:paragraph-rsid="0019ccae" style:font-style-asian="normal" style:font-style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en" fo:country="US" officeooo:rsid="0019ccae" officeooo:paragraph-rsid="0019ccae"/>
    </style:style>
    <style:style style:name="P25" style:family="paragraph" style:parent-style-name="Titulo">
      <style:text-properties fo:font-variant="normal" fo:text-transform="none" fo:language="en" fo:country="US"/>
    </style:style>
    <style:style style:name="P26" style:family="paragraph" style:parent-style-name="Standard" style:master-page-name="First_20_Page">
      <style:paragraph-properties style:page-number="auto"/>
      <style:text-properties fo:language="en" fo:country="US"/>
    </style:style>
    <style:style style:name="P27" style:family="paragraph" style:parent-style-name="Standard" style:master-page-name="Index">
      <style:paragraph-properties style:page-number="auto"/>
      <style:text-properties fo:language="en" fo:country="US"/>
    </style:style>
    <style:style style:name="P28" style:family="paragraph" style:parent-style-name="Text_20_body" style:list-style-name="L1">
      <style:text-properties fo:language="en" fo:country="US" officeooo:rsid="00190700" officeooo:paragraph-rsid="00190700"/>
    </style:style>
    <style:style style:name="P29" style:family="paragraph" style:parent-style-name="Text_20_body" style:list-style-name="L1">
      <style:text-properties fo:language="en" fo:country="US" officeooo:rsid="0019ccae" officeooo:paragraph-rsid="0019ccae"/>
    </style:style>
    <style:style style:name="P30" style:family="paragraph" style:parent-style-name="Heading_20_1">
      <style:text-properties fo:language="en" fo:country="US"/>
    </style:style>
    <style:style style:name="P31" style:family="paragraph" style:parent-style-name="Titulo" style:master-page-name="Standard">
      <style:paragraph-properties style:page-number="auto"/>
      <style:text-properties fo:language="en" fo:country="US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text-properties fo:language="en" fo:country="US" officeooo:rsid="00190700" officeooo:paragraph-rsid="00190700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fo:language="en" fo:country="US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fo:language="en" fo:country="US" style:font-size-asian="12pt" style:font-size-complex="12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98030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269440" style:font-style-asian="normal" style:font-weight-asian="bold" style:font-style-complex="normal" style:font-weight-complex="bold"/>
    </style:style>
    <style:style style:name="T13" style:family="text">
      <style:text-properties officeooo:rsid="0019ccae"/>
    </style:style>
    <style:style style:name="T14" style:family="text">
      <style:text-properties officeooo:rsid="0023b73a"/>
    </style:style>
    <style:style style:name="T15" style:family="text">
      <style:text-properties officeooo:rsid="00257a68"/>
    </style:style>
    <style:style style:name="T16" style:family="text">
      <style:text-properties fo:text-transform="uppercase" fo:color="#336633" style:font-name="Calibri1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fo:text-transform="uppercase" fo:color="#336633" style:font-name="Calibri1" fo:font-size="24pt" fo:language="en" fo:country="US" fo:font-weight="bold" officeooo:rsid="00190700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1" fo:font-size="24pt" fo:language="en" fo:country="US" fo:font-weight="bold" officeooo:rsid="00298030" style:font-size-asian="24pt" style:font-weight-asian="bold" style:font-size-complex="24pt" style:font-weight-complex="bold"/>
    </style:style>
    <style:style style:name="T19" style:family="text">
      <style:text-properties officeooo:rsid="002a428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9ccae" style:font-style-asian="italic" style:font-style-complex="itali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7"/>
          <text:p text:style-name="P7"><text:user-field-get text:name="Modulo">Computer Systems</text:user-field-get></text:p>
          <text:p text:style-name="P7">CFGS DAW</text:p>
        </draw:text-box>
      </draw:frame>
      <text:p text:style-name="P26"/>
      <text:p text:style-name="P8"/>
      <text:p text:style-name="P8"/>
      <text:p text:style-name="P8"><draw:frame draw:style-name="fr2" draw:name="gráficos1" text:anchor-type="paragraph" svg:width="9.53cm" svg:height="5.23cm" draw:z-index="0"><draw:image xlink:href="Pictures/10000000000001C2000000F7999DA5E72F5E529C.jpg" xlink:type="simple" xlink:show="embed" xlink:actuate="onLoad" loext:mime-type="image/jpeg"/></draw:frame></text:p>
      <text:p text:style-name="P8"/>
      <text:p text:style-name="P8"/>
      <text:p text:style-name="P9"><text:bookmark text:name="docs-internal-guid-e8f5d430-faba-53b2-6d04-e9273ed17255"/></text:p>
      <text:p text:style-name="P8"/>
      <text:p text:style-name="P8"/>
      <text:p text:style-name="P8"/>
      <text:p text:style-name="Standard"><text:span text:style-name="T17">UNIT 12 P</text:span><text:span text:style-name="T18">ython</text:span><text:span text:style-name="T16">. </text:span><text:span text:style-name="T16"><text:user-field-get text:name="Tema">Scripting</text:user-field-get></text:span></text:p>
      <text:p text:style-name="P10">Activities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Alfredo Oltra / Sergio <text:span text:style-name="T14">García</text:span></text:p>
      <text:p text:style-name="P5"><text:span text:style-name="T5"><text:s/></text:span><text:a xlink:type="simple" xlink:href="mailto:mail@ceedcv.e" text:style-name="Internet_20_link" text:visited-style-name="Visited_20_Internet_20_Link"><text:span text:style-name="T7">alfredo.oltra@ceedcv.e</text:span></text:a><text:span text:style-name="T6">s</text:span></text:p>
      <text:p text:style-name="P15">201<text:span text:style-name="T15">9</text:span>/20<text:span text:style-name="T15">20</text:span></text:p>
      <text:p text:style-name="P14"><text:tab/><text:tab/><text:tab/><text:tab/><text:tab/><text:tab/><text:tab/><text:tab/><text:tab/><text:tab/>Versión:<text:date style:data-style-name="N104" text:date-value="2020-02-25T17:48:41.941179712">200225</text:date>.<text:time style:data-style-name="N105" text:time-value="2020-02-25T17:48:41.941357618">1744</text:time></text:p>
      <text:p text:style-name="P12"/>
      <text:p text:style-name="P8"/>
      <text:p text:style-name="P27"/>
      <text:p text:style-name="P17">Licencia</text:p>
      <text:p text:style-name="P8"/>
      <text:p text:style-name="P16"><draw:frame draw:style-name="fr3" draw:name="gráficos3" text:anchor-type="paragraph" svg:x="0.741cm" svg:y="0cm" svg:width="2cm" svg:height="0.7cm" draw:z-index="2"><draw:image xlink:href="Pictures/100000000000007600000029AA195C85EE5A4476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3"/>
      <text:p text:style-name="P13"><text:s/></text:p>
      <text:p text:style-name="P17">Nomenclatura</text:p>
      <text:p text:style-name="P18"/>
      <text:p text:style-name="P18">A lo largo de este tema se utilizarán distintos símbolos para distinguir elementos importantes dentro del contenido. Estos símbolos son:</text:p>
      <text:p text:style-name="P18"/>
      <text:p text:style-name="P22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18"/>
      <text:p text:style-name="P22"><text:span text:style-name="T3"> </text:span>Atención. Hace referencia a un tipo de actividad donde los alumnos suelen cometer equivocaciones. </text:p>
      <text:p text:style-name="P22"/>
      <text:p text:style-name="P22"/>
      <text:h text:style-name="P30" text:outline-level="1" text:is-list-header="true"/>
      <text:p text:style-name="P8"/>
      <text:p text:style-name="P8"/>
      <text:p text:style-name="P8"/>
      <text:p text:style-name="P31">UD0<text:user-field-get text:name="NumeroTema">12</text:user-field-get>. <text:user-field-get text:name="Tema">Scripting</text:user-field-get></text:p>
      <text:p text:style-name="P25">Activities</text:p>
      <text:p text:style-name="P19">Use forums to ask questions or help your classmates :)</text:p>
      <text:h text:style-name="P32" text:outline-level="2">Activity 1</text:h>
      <text:p text:style-name="P20">a) Create an script that creates in current directory 70 folders numbered from 00 to 70. The numbers with one digit should contain a 0 on the left.</text:p>
      <text:p text:style-name="P20">b) Create an script that ask<text:span text:style-name="T19">s</text:span> if a forum is good or bad, asking it using keyboard. It has to repeat the question until the user writes <text:span text:style-name="T20">GOOD</text:span>.</text:p>
      <text:p text:style-name="P20">c) Create a calculator that let you to select an operation (add, <text:span text:style-name="T15">subtract</text:span>, multiply or divide) and let you to enter two operands. At the end it will display the result of the <text:span text:style-name="T15">operation.</text:span></text:p>
      <text:h text:style-name="P33" text:outline-level="2">Activity 2</text:h>
      <text:p text:style-name="P21">Create a program to check if <text:span text:style-name="T13">h</text:span>otel rooms are available <text:span text:style-name="T13">(they are empty)</text:span> or not <text:span text:style-name="T13">(there is a guest in the room)</text:span>. <text:span text:style-name="T13">Also available rooms can be </text:span><text:span text:style-name="T21">clean </text:span><text:span text:style-name="T13">or </text:span><text:span text:style-name="T21">not clean</text:span><text:span text:style-name="T13">.</text:span></text:p>
      <text:p text:style-name="P21"><text:span text:style-name="T13">Our hotel has 100 rooms.</text:span> </text:p>
      <text:p text:style-name="P20"><text:span text:style-name="T13">In an loop, t</text:span>he program will <text:span text:style-name="T13">ask a room number and then will display</text:span> a menu with those options:</text:p>
      <text:list xml:id="list3743943592" text:style-name="L1">
        <text:list-item>
          <text:p text:style-name="P28"><text:span text:style-name="T13">Check is a room is available or not</text:span>.</text:p>
        </text:list-item>
        <text:list-item>
          <text:p text:style-name="P28"><text:span text:style-name="T13">Check is an available room is cleaned or not</text:span>.</text:p>
        </text:list-item>
        <text:list-item>
          <text:p text:style-name="P28"><text:span text:style-name="T13">Set </text:span><text:span text:style-name="T21">not available</text:span><text:span text:style-name="T13"> a </text:span><text:span text:style-name="T21">clean and available room</text:span>.</text:p>
        </text:list-item>
        <text:list-item>
          <text:p text:style-name="P29">Set <text:s/><text:span text:style-name="T20">available</text:span> and <text:span text:style-name="T20">not clean</text:span> to a <text:span text:style-name="T20">not available room</text:span></text:p>
        </text:list-item>
        <text:list-item>
          <text:p text:style-name="P28"><text:span text:style-name="T13">Set </text:span><text:span text:style-name="T21">cleaned</text:span><text:span text:style-name="T13"> a </text:span><text:span text:style-name="T21">not cleaned</text:span><text:span text:style-name="T13"> room</text:span>.</text:p>
        </text:list-item>
        <text:list-item>
          <text:p text:style-name="P29">Exit program.</text:p>
        </text:list-item>
      </text:list>
      <text:p text:style-name="P23">If an operation can not be performed, our program have to show an error.</text:p>
      <text:p text:style-name="P23"/>
      <text:p text:style-name="P24"><text:span text:style-name="T8">The program </text:span><text:span text:style-name="T11">has to be </text:span><text:span text:style-name="T12">persistent</text:span><text:span text:style-name="T8"> (if you run again the program, configuration changes should remain).</text:span></text:p>
      <text:p text:style-name="P24"><text:span text:style-name="T10">Tip</text:span><text:span text:style-name="T8">: you can create/delete files/directory and </text:span><text:span text:style-name="T9">check</text:span><text:span text:style-name="T8"> if they exi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0:24:44</meta:creation-date>
    <meta:editing-duration>PT4H52M51S</meta:editing-duration>
    <meta:editing-cycles>28</meta:editing-cycles>
    <meta:generator>LibreOffice/6.0.7.3$Linux_X86_64 LibreOffice_project/00m0$Build-3</meta:generator>
    <dc:title>Plantilla CEED</dc:title>
    <meta:initial-creator>Alfredo Oltra Orengo</meta:initial-creator>
    <dc:date>2020-02-25T17:48:41.671318191</dc:date>
    <meta:print-date>2017-04-16T08:07:47.448000000</meta:print-date>
    <meta:document-statistic meta:table-count="0" meta:image-count="2" meta:object-count="0" meta:page-count="3" meta:paragraph-count="38" meta:word-count="404" meta:character-count="2347" meta:non-whitespace-character-count="1960"/>
  </office:meta>
</office:document-meta>
</file>